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4A0000004666BDDD1C.png"/>
  <manifest:file-entry manifest:media-type="image/png" manifest:full-path="Pictures/1000020100000051000000424B2283A5.png"/>
  <manifest:file-entry manifest:media-type="image/png" manifest:full-path="Pictures/10000201000000CD00000142B481616B.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solid" draw:fill="solid" draw:fill-color="#f0f0f0" draw:textarea-horizontal-align="justify" draw:textarea-vertical-align="top" draw:auto-grow-height="false" fo:min-height="0cm"/>
    </style:style>
    <style:style style:name="gr2" style:family="graphic" style:parent-style-name="standard">
      <style:graphic-properties draw:marker-end="Arrowheads_20_2" draw:marker-end-width="0.3cm" draw:textarea-horizontal-align="center" draw:textarea-vertical-align="middl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Ultrafine_20_Dashed" draw:marker-end="Arrowheads_20_2" draw:marker-end-width="0.3cm" draw:textarea-horizontal-align="center" draw:textarea-vertical-align="middle"/>
    </style:style>
    <style:style style:name="gr5" style:family="graphic" style:parent-style-name="standard">
      <style:graphic-properties draw:stroke="solid" draw:marker-end="Fin_20_de_20_línea_20_1" draw:fill="solid" draw:fill-color="#e6e6ff" draw:textarea-horizontal-align="justify" draw:textarea-vertical-align="middle" draw:auto-grow-height="false" fo:min-height="0cm" fo:min-width="0cm" fo:wrap-option="no-wrap" draw:shadow="hidden"/>
    </style:style>
    <style:style style:name="gr6" style:family="graphic" style:parent-style-name="standard">
      <style:graphic-properties draw:stroke="solid" svg:stroke-width="0.02cm" draw:marker-start="" draw:marker-start-width="0.23cm" draw:marker-end="" draw:marker-end-width="0.23cm" draw:fill="none" draw:fill-color="#e6e6e6" draw:textarea-horizontal-align="justify" draw:textarea-vertical-align="middle" draw:auto-grow-height="false" fo:min-height="0cm" fo:min-width="0cm" fo:padding-top="-0.002cm" fo:padding-bottom="-0.002cm" fo:padding-left="-0.002cm" fo:padding-right="-0.002cm" fo:wrap-option="no-wrap" draw:shadow="hidden"/>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Courier New'" style:font-pitch="fixed" fo:font-size="10pt"/>
    </style:style>
    <style:style style:name="P3" style:family="paragraph">
      <style:paragraph-properties fo:text-align="center"/>
    </style:style>
    <style:style style:name="P4" style:family="paragraph">
      <style:paragraph-properties fo:margin-left="0cm" fo:margin-right="0cm" fo:text-align="center" fo:text-indent="0cm"/>
      <style:text-properties fo:font-family="'Courier New'" style:font-family-generic="modern" style:font-pitch="fixed" fo:font-size="6pt" style:font-size-asian="6pt" style:font-size-complex="6pt"/>
    </style:style>
    <style:style style:name="T1" style:family="text">
      <style:text-properties fo:font-family="'Courier New'" style:font-pitch="fixed" fo:font-size="7pt"/>
    </style:style>
    <style:style style:name="T2" style:family="text">
      <style:text-properties fo:font-family="'Courier New'" style:font-family-generic="modern" style:font-pitch="fixed" fo:font-size="6pt" style:font-size-asian="6pt" style:font-size-complex="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id="id1" draw:layer="layout" svg:width="2.87cm" svg:height="0.846cm" svg:x="3.772cm" svg:y="1.445cm">
          <text:p text:style-name="P1"><text:span text:style-name="T1">Spoken Language Uderstanding</text:span></text:p>
          <draw:enhanced-geometry svg:viewBox="0 0 21600 21600" draw:path-stretchpoint-x="10800" draw:path-stretchpoint-y="10800" draw:text-areas="?f3 ?f4 ?f5 ?f6" draw:type="round-rectangle" draw:modifiers="4782.00899550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2" draw:layer="layout" svg:width="2cm" svg:height="0.728cm" svg:x="6.895cm" svg:y="2.623cm">
          <text:p text:style-name="P1"><text:span text:style-name="T1">Dialogue Management</text:span></text:p>
          <draw:enhanced-geometry svg:viewBox="0 0 21600 21600" draw:path-stretchpoint-x="10800" draw:path-stretchpoint-y="10800" draw:text-areas="?f3 ?f4 ?f5 ?f6" draw:type="round-rectangle" draw:modifiers="4737.690241718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3" draw:layer="layout" svg:width="2.852cm" svg:height="0.777cm" svg:x="3.802cm" svg:y="3.718cm">
          <text:p text:style-name="P1"><text:span text:style-name="T1"/></text:p>
          <text:p text:style-name="P1"><text:span text:style-name="T1">Speech Generation</text:span></text:p>
          <draw:enhanced-geometry svg:viewBox="0 0 21600 21600" draw:path-stretchpoint-x="10800" draw:path-stretchpoint-y="10800" draw:text-areas="?f3 ?f4 ?f5 ?f6" draw:type="round-rectangle" draw:modifiers="4737.690241718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3" draw:layer="layout" draw:type="curve" svg:x1="6.642cm" svg:y1="1.868cm" svg:x2="7.895cm" svg:y2="2.623cm" draw:start-shape="id1" draw:start-glue-point="1" draw:end-shape="id2" draw:end-glue-point="0">
          <text:p/>
        </draw:connector>
        <draw:connector draw:style-name="gr2" draw:text-style-name="P3" draw:layer="layout" draw:type="curve" svg:x1="7.895cm" svg:y1="3.351cm" svg:x2="6.654cm" svg:y2="4.106cm" draw:start-shape="id2" draw:start-glue-point="2" draw:end-shape="id3" draw:end-glue-point="1">
          <text:p/>
        </draw:connector>
        <draw:frame draw:style-name="gr3" draw:text-style-name="P3" draw:layer="layout" svg:width="2.098cm" svg:height="2.733cm" svg:x="0.103cm" svg:y="1.479cm">
          <draw:image xlink:href="Pictures/10000201000000CD00000142B481616B.png" xlink:type="simple" xlink:show="embed" xlink:actuate="onLoad">
            <text:p/>
          </draw:image>
        </draw:frame>
        <draw:frame draw:style-name="gr3" draw:text-style-name="P3" draw:id="id4" draw:layer="layout" svg:width="0.639cm" svg:height="0.497cm" svg:x="2.33cm" svg:y="2.115cm">
          <draw:image xlink:href="Pictures/1000020100000051000000424B2283A5.png" xlink:type="simple" xlink:show="embed" xlink:actuate="onLoad">
            <text:p/>
          </draw:image>
        </draw:frame>
        <draw:frame draw:style-name="gr3" draw:text-style-name="P3" draw:id="id5" draw:layer="layout" svg:width="0.568cm" svg:height="0.528cm" svg:x="2.33cm" svg:y="3.131cm">
          <draw:image xlink:href="Pictures/100002010000004A0000004666BDDD1C.png" xlink:type="simple" xlink:show="embed" xlink:actuate="onLoad">
            <text:p/>
          </draw:image>
        </draw:frame>
        <draw:connector draw:style-name="gr4" draw:text-style-name="P3" draw:layer="layout" draw:type="curve" svg:x1="2.969cm" svg:y1="2.363cm" svg:x2="3.772cm" svg:y2="1.868cm" draw:start-shape="id4" draw:start-glue-point="1" draw:end-shape="id1" draw:end-glue-point="3">
          <text:p/>
        </draw:connector>
        <draw:connector draw:style-name="gr4" draw:text-style-name="P3" draw:layer="layout" draw:type="curve" svg:x1="3.802cm" svg:y1="4.106cm" svg:x2="2.898cm" svg:y2="3.395cm" draw:start-shape="id3" draw:start-glue-point="3" draw:end-shape="id5" draw:end-glue-point="1">
          <text:p/>
        </draw:connector>
        <draw:custom-shape draw:style-name="gr5" draw:text-style-name="P4" draw:layer="layout" svg:width="2.08cm" svg:height="0.731cm" svg:x="6.196cm" svg:y="0.779cm">
          <text:p text:style-name="P1"><text:span text:style-name="T2">Semantic analysis</text:span></text:p>
          <draw:enhanced-geometry svg:viewBox="0 0 21600 21600" draw:text-areas="3000 3320 17110 17330" draw:type="cloud-callout" draw:modifiers="685.055261893321 39718.032786885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 draw:text-style-name="P4" draw:layer="layout" svg:width="2.458cm" svg:height="0.731cm" svg:x="2.183cm" svg:y="0.441cm">
          <text:p text:style-name="P4"><text:span text:style-name="T2">Speech recognition</text:span></text:p>
          <draw:enhanced-geometry svg:viewBox="0 0 21600 21600" draw:text-areas="3000 3320 17110 17330" draw:type="cloud-callout" draw:modifiers="16707.2793818625 42403.278688524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2" draw:display-name="Arrowheads 2" svg:viewBox="0 0 1131 902" svg:d="m564 0-564 902h1131z"/>
    <draw:marker draw:name="Fin_20_de_20_línea_20_1" draw:display-name="Fin de línea 1" svg:viewBox="0 0 1131 1580" svg:d="m1013 1491 118 89-567-1580-564 1580 114-85 136-68 148-46 161-17 161 13 153 46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pitch-asian="variable" style:font-size-asian="24pt" style:language-asian="es" style:country-asian="ES" style:font-family-complex="Tahoma, Lucidasans, 'Lucida Sans', 'Arial Unicode MS'" style:font-pitch-complex="variable" style:font-size-complex="24pt" style:language-complex="es" style:country-complex="ES"/>
    </style:default-style>
    <style:style style:name="standard" style:family="graphic">
      <style:graphic-properties draw:stroke="dash" draw:stroke-dash="Ultrafine_20_Dashed" svg:stroke-width="0.025cm" svg:stroke-color="#000000" draw:marker-start-width="0.152cm" draw:marker-start-center="false" draw:marker-end="Arrow" draw:marker-end-width="0.05cm" draw:marker-end-center="false" draw:stroke-linejoin="round" draw:fill="solid" draw:fill-color="#c0c0c0" draw:fill-gradient-name="Gradient_20_7" draw:fill-hatch-name="Hatch_20_1" draw:fill-image-name="Bitmape_20_1" draw:opacity="100%" draw:fill-image-width="0cm" draw:fill-image-height="0cm" fo:wrap-option="no-wrap" draw:shadow="hidden" draw:shadow-offset-x="0.31cm" draw:shadow-offset-y="0.31cm" draw:shadow-color="#808080" draw:shadow-opacity="100%" draw:start-line-spacing-horizontal="0.6cm" draw:start-line-spacing-vertical="0.6cm" draw:end-line-spacing-horizontal="0.6cm" draw:end-line-spacing-vertical="0.6cm">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9cm" fo:page-height="5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2$Build-9286</meta:generator>
    <meta:creation-date>2005-04-06T11:52:55</meta:creation-date>
    <dc:creator>Filip Jurcicek</dc:creator>
    <dc:date>2008-05-21T18:10:45</dc:date>
    <dc:language>en-US</dc:language>
    <meta:editing-cycles>44</meta:editing-cycles>
    <meta:editing-duration>PT11H8M39S</meta:editing-duration>
    <meta:user-defined meta:name="Info 1"/>
    <meta:user-defined meta:name="Info 2"/>
    <meta:user-defined meta:name="Info 3"/>
    <meta:user-defined meta:name="Info 4"/>
    <meta:document-statistic meta:object-count="12"/>
  </office:meta>
</office:document-meta>
</file>